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alcolm Noon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Malcolm Noonan&quot;,  gender: &quot;male&quot;, constituency:&quot;Carlow-Kilkenny &quot;})," table:formula="of:=CONCATENATE([.A1]; [.B1]; [.C1]; [.D1]; [.E1]; [.F1]; [.G1])" table:style-name="ce1">
            <text:p>CREATE (n:Politician {name: "Malcolm Noonan", <text:s/>gender: "male", constituency:"Carlow-Kilkenny "}),</text:p>
          </table:table-cell>
          <table:table-cell office:value-type="string" office:string-value="CREATE (n:Politician {name: &quot;Malcolm Noonan&quot;,  gender: &quot;male&quot;, constituency:&quot;Carlow-Kilkenny &quot;}),(m:Politician {name: &quot;Michael Callagan&quot;,  gender: &quot;male&quot;, constituency:&quot;Cavan-Monaghan&quot;}),(ma:Politician {name: &quot;Fergal Smith&quot;,  gender: &quot;male&quot;, constituency:&quot;Clare &quot;}),(mb:Politician {name: &quot;Natasha Harty&quot;,  gender: &quot;female&quot;, constituency:&quot;Cork East &quot;}),(mc:Politician {name: &quot;Oliver Moran&quot;,  gender: &quot;male&quot;, constituency:&quot;Cork North Central&quot;}),(md:Politician {name: &quot;Cormac Manning&quot;,  gender: &quot;male&quot;, constituency:&quot;Cork North West &quot;}),(me:Politician {name: &quot;Lorna Bogue&quot;,  gender: &quot;female&quot;, constituency:&quot;Cork South Central&quot;}),(mf:Politician {name: &quot;Johnny O'Mahony&quot;,  gender: &quot;male&quot;, constituency:&quot;Cork South West&quot;}),(mg:Politician {name: &quot;Paula Flanagan&quot;,  gender: &quot;female&quot;, constituency:&quot;Donegal&quot;}),(mh:Politician {name: &quot;Ian Noel Smyth&quot;,  gender: &quot;male&quot;, constituency:&quot;Dublin Central&quot;}),(mi:Politician {name: &quot;Joe O'Brien&quot;,  gender: &quot;male&quot;, constituency:&quot;Dublin Fingal &quot;}),(mj:Politician {name: &quot;Catherine Martin&quot;,  gender: &quot;female&quot;, constituency:&quot;Dublin Rathdown&quot;}),(mk:Politician {name: &quot;Donna Cooney&quot;,  gender: &quot;female&quot;, constituency:&quot;Dublin Bay North&quot;}),(ml:Politician {name: &quot;Eamon Ryan&quot;,  gender: &quot;male&quot;, constituency:&quot;Dublin Bay South&quot;}),(mm:Politician {name: &quot;Tom Kivlehan&quot;,  gender: &quot;male&quot;, constituency:&quot;Dublin Mid-West&quot;}),(mn:Politician {name: &quot;Caroline Conroy&quot;,  gender: &quot;female&quot;, constituency:&quot;Dublin North West &quot;}),(mo:Politician {name: &quot;Oisin Ó Halmhain&quot;,  gender: &quot;male&quot;, constituency:&quot;Dublin South Central&quot;}),(mp:Politician {name: &quot;Francis Duffy&quot;,  gender: &quot;male&quot;, constituency:&quot;Dublin South West&quot;}),(mq:Politician {name: &quot;Roderic O'Gorman&quot;,  gender: &quot;male&quot;, constituency:&quot;Dublin West&quot;}),(mr:Politician {name: &quot;Ossian Smyth&quot;,  gender: &quot;male&quot;, constituency:&quot;Dún Laoghaire&quot;}),(ms:Politician {name: &quot;Mairead Ní Chróinín&quot;,  gender: &quot;female&quot;, constituency:&quot;Galway East&quot;}),(mt:Politician {name: &quot;Seamus Sheridan&quot;,  gender: &quot;male&quot;, constituency:&quot;Galway West&quot;}),(mu:Politician {name: &quot;Michael Fitzgerald&quot;,  gender: &quot;male&quot;, constituency:&quot;Kerry&quot;}),(mv:Politician {name: &quot;Maebh Ní Fhallúin&quot;,  gender: &quot;female&quot;, constituency:&quot;Kildare North &quot;}),(mw:Politician {name: &quot;Suzanne McEneaney&quot;,  gender: &quot;female&quot;, constituency:&quot;Kildare South&quot;}),(mx:Politician {name: &quot;Sinead Moore&quot;,  gender: &quot;female&quot;, constituency:&quot;Laois &quot;}),(my:Politician {name: &quot;Alexander Cosgrave&quot;,  gender: &quot;male&quot;, constituency:&quot;Limerick&quot;}),(mz:Politician {name: &quot;James Gaffney&quot;,  gender: &quot;male&quot;, constituency:&quot;Limerick City&quot;}),(a:Politician {name: &quot;Manchán Magan&quot;,  gender: &quot;male&quot;, constituency:&quot;Longford-Westmeath&quot;}),(ab:Politician {name: &quot;Mark Dearey&quot;,  gender: &quot;male&quot;, constituency:&quot;Louth&quot;}),(ac:Politician {name: &quot;Margaret Sheehan&quot;,  gender: &quot;female&quot;, constituency:&quot;Mayo&quot;}),(ad:Politician {name: &quot;Seán Ó Buachalla&quot;,  gender: &quot;male&quot;, constituency:&quot;Meath East&quot;}),(ae:Politician {name: &quot;Seamus McMenamin&quot;,  gender: &quot;female&quot;, constituency:&quot;Meath West&quot;}),(af:Politician {name: &quot;Christopher Fettes&quot;,  gender: &quot;male&quot;, constituency:&quot;Offaly&quot;}),(ag:Politician {name: &quot;Gearóid Fitzgibbon&quot;,  gender: &quot;female&quot;, constituency:&quot;Tipperary&quot;}),(ah:Politician {name: &quot;Miriam Hennessy&quot;,  gender: &quot;female&quot;, constituency:&quot;Roscommon-Galway&quot;}),(ai:Politician {name: &quot;Leslie O'Hora&quot;,  gender: &quot;female&quot;, constituency:&quot;Sligo-Leitrim&quot;}),(aj:Politician {name: &quot;Grace O'Sullivan&quot;,  gender: &quot;female&quot;, constituency:&quot;Waterford&quot;}),(ak:Politician {name: &quot;Ann Walsh&quot;,  gender: &quot;female&quot;, constituency:&quot;Wexford&quot;}),(al:Politician {name: &quot;Steven Matthews&quot;,  gender: &quot;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Malcolm Noonan", <text:s/>gender: "male", constituency:"Carlow-Kilkenny "}),(m:Politician {name: "Michael Callagan", <text:s/>gender: "male", constituency:"Cavan-Monaghan"}),(ma:Politician {name: "Fergal Smith", <text:s/>gender: "male", constituency:"Clare "}),(mb:Politician {name: "Natasha Harty", <text:s/>gender: "female", constituency:"Cork East "}),(mc:Politician {name: "Oliver Moran", <text:s/>gender: "male", constituency:"Cork North Central"}),(md:Politician {name: "Cormac Manning", <text:s/>gender: "male", constituency:"Cork North West "}),(me:Politician {name: "Lorna Bogue", <text:s/>gender: "female", constituency:"Cork South Central"}),(mf:Politician {name: "Johnny O'Mahony", <text:s/>gender: "male", constituency:"Cork South West"}),(mg:Politician {name: "Paula Flanagan", <text:s/>gender: "female", constituency:"Donegal"}),(mh:Politician {name: "Ian Noel Smyth", <text:s/>gender: "male", constituency:"Dublin Central"}),(mi:Politician {name: "Joe O'Brien", <text:s/>gender: "male", constituency:"Dublin Fingal "}),(mj:Politician {name: "Catherine Martin", <text:s/>gender: "female", constituency:"Dublin Rathdown"}),(mk:Politician {name: "Donna Cooney", <text:s/>gender: "female", constituency:"Dublin Bay North"}),(ml:Politician {name: "Eamon Ryan", <text:s/>gender: "male", constituency:"Dublin Bay South"}),(mm:Politician {name: "Tom Kivlehan", <text:s/>gender: "male", constituency:"Dublin Mid-West"}),(mn:Politician {name: "Caroline Conroy", <text:s/>gender: "female", constituency:"Dublin North West "}),(mo:Politician {name: "Oisin Ó Halmhain", <text:s/>gender: "male", constituency:"Dublin South Central"}),(mp:Politician {name: "Francis Duffy", <text:s/>gender: "male", constituency:"Dublin South West"}),(mq:Politician {name: "Roderic O'Gorman", <text:s/>gender: "male", constituency:"Dublin West"}),(mr:Politician {name: "Ossian Smyth", <text:s/>gender: "male", constituency:"Dún Laoghaire"}),(ms:Politician {name: "Mairead Ní Chróinín", <text:s/>gender: "female", constituency:"Galway East"}),(mt:Politician {name: "Seamus Sheridan", <text:s/>gender: "male", constituency:"Galway West"}),(mu:Politician {name: "Michael Fitzgerald", <text:s/>gender: "male", constituency:"Kerry"}),(mv:Politician {name: "Maebh Ní Fhallúin", <text:s/>gender: "female", constituency:"Kildare North "}),(mw:Politician {name: "Suzanne McEneaney", <text:s/>gender: "female", constituency:"Kildare South"}),(mx:Politician {name: "Sinead Moore", <text:s/>gender: "female", constituency:"Laois "}),(my:Politician {name: "Alexander Cosgrave", <text:s/>gender: "male", constituency:"Limerick"}),(mz:Politician {name: "James Gaffney", <text:s/>gender: "male", constituency:"Limerick City"}),(a:Politician {name: "Manchán Magan", <text:s/>gender: "male", constituency:"Longford-Westmeath"}),(ab:Politician {name: "Mark Dearey", <text:s/>gender: "male", constituency:"Louth"}),(ac:Politician {name: "Margaret Sheehan", <text:s/>gender: "female", constituency:"Mayo"}),(ad:Politician {name: "Seán Ó Buachalla", <text:s/>gender: "male", constituency:"Meath East"}),(ae:Politician {name: "Seamus McMenamin", <text:s/>gender: "female", constituency:"Meath West"}),(af:Politician {name: "Christopher Fettes", <text:s/>gender: "male", constituency:"Offaly"}),(ag:Politician {name: "Gearóid Fitzgibbon", <text:s/>gender: "female", constituency:"Tipperary"}),(ah:Politician {name: "Miriam Hennessy", <text:s/>gender: "female", constituency:"Roscommon-Galway"}),(ai:Politician {name: "Leslie O'Hora", <text:s/>gender: "female", constituency:"Sligo-Leitrim"}),(aj:Politician {name: "Grace O'Sullivan", <text:s/>gender: "female", constituency:"Waterford"}),(ak:Politician {name: "Ann Walsh", <text:s/>gender: "female", constituency:"Wexford"}),(al:Politician {name: "Steven Matthews", <text:s/>gender: "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1">
            <text:p>Michael Calla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Michael Callagan&quot;,  gender: &quot;male&quot;, constituency:&quot;Cavan-Monaghan&quot;})," table:formula="of:=CONCATENATE([.A2]; [.B2]; [.C2]; [.D2]; [.E2]; [.F2]; [.G2])" table:style-name="ce1">
            <text:p>(m:Politician {name: "Michael Callagan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Fergal Smi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lare 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Fergal Smith&quot;,  gender: &quot;male&quot;, constituency:&quot;Clare &quot;})," table:formula="of:=CONCATENATE([.A3]; [.B3]; [.C3]; [.D3]; [.E3]; [.F3]; [.G3])" table:style-name="ce1">
            <text:p>(ma:Politician {name: "Fergal Smith", <text:s/>gender: "male", constituency:"Clare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Natasha Ha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Natasha Harty&quot;,  gender: &quot;female&quot;, constituency:&quot;Cork East &quot;})," table:formula="of:=CONCATENATE([.A4]; [.B4]; [.C4]; [.D4]; [.E4]; [.F4]; [.G4])" table:style-name="ce1">
            <text:p>(mb:Politician {name: "Natasha Harty", <text:s/>gender: "fe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Oliver Mo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Oliver Moran&quot;,  gender: &quot;male&quot;, constituency:&quot;Cork North Central&quot;})," table:formula="of:=CONCATENATE([.A5]; [.B5]; [.C5]; [.D5]; [.E5]; [.F5]; [.G5])" table:style-name="ce1">
            <text:p>(mc:Politician {name: "Oliver Moran", <text:s/>gender: "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Cormac Mann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West 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Cormac Manning&quot;,  gender: &quot;male&quot;, constituency:&quot;Cork North West &quot;})," table:formula="of:=CONCATENATE([.A6]; [.B6]; [.C6]; [.D6]; [.E6]; [.F6]; [.G6])" table:style-name="ce1">
            <text:p>(md:Politician {name: "Cormac Manning", <text:s/>gender: "male", constituency:"Cork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Lorna Bogu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Lorna Bogue&quot;,  gender: &quot;female&quot;, constituency:&quot;Cork South Central&quot;})," table:formula="of:=CONCATENATE([.A7]; [.B7]; [.C7]; [.D7]; [.E7]; [.F7]; [.G7])" table:style-name="ce1">
            <text:p>(me:Politician {name: "Lorna Bogue", <text:s/>gender: "fe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Johnny O'Maho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Johnny O'Mahony&quot;,  gender: &quot;male&quot;, constituency:&quot;Cork South West&quot;})," table:formula="of:=CONCATENATE([.A8]; [.B8]; [.C8]; [.D8]; [.E8]; [.F8]; [.G8])" table:style-name="ce1">
            <text:p>(mf:Politician {name: "Johnny O'Mahony", <text:s/>gender: "male", constituency:"Cork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Paula Flana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Paula Flanagan&quot;,  gender: &quot;female&quot;, constituency:&quot;Donegal&quot;})," table:formula="of:=CONCATENATE([.A9]; [.B9]; [.C9]; [.D9]; [.E9]; [.F9]; [.G9])" table:style-name="ce1">
            <text:p>(mg:Politician {name: "Paula Flanagan", <text:s/>gender: "female", constituency:"Doneg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Ian Noel Smy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Ian Noel Smyth&quot;,  gender: &quot;male&quot;, constituency:&quot;Dublin Central&quot;})," table:formula="of:=CONCATENATE([.A10]; [.B10]; [.C10]; [.D10]; [.E10]; [.F10]; [.G10])" table:style-name="ce1">
            <text:p>(mh:Politician {name: "Ian Noel Smyth", <text:s/>gender: "male", constituency:"Dublin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Joe O'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Joe O'Brien&quot;,  gender: &quot;male&quot;, constituency:&quot;Dublin Fingal &quot;})," table:formula="of:=CONCATENATE([.A11]; [.B11]; [.C11]; [.D11]; [.E11]; [.F11]; [.G11])" table:style-name="ce1">
            <text:p>(mi:Politician {name: "Joe O'Brien", <text:s/>gender: "male", constituency:"Dublin Fingal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Catherine Mart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Catherine Martin&quot;,  gender: &quot;female&quot;, constituency:&quot;Dublin Rathdown&quot;})," table:formula="of:=CONCATENATE([.A12]; [.B12]; [.C12]; [.D12]; [.E12]; [.F12]; [.G12])" table:style-name="ce1">
            <text:p>(mj:Politician {name: "Catherine Martin", <text:s/>gender: "female", constituency:"Dublin Rathdow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Donna Coo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Donna Cooney&quot;,  gender: &quot;female&quot;, constituency:&quot;Dublin Bay North&quot;})," table:formula="of:=CONCATENATE([.A13]; [.B13]; [.C13]; [.D13]; [.E13]; [.F13]; [.G13])" table:style-name="ce1">
            <text:p>(mk:Politician {name: "Donna Cooney", <text:s/>gender: "female", constituency:"Dublin Bay Nor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Eamon Ry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Eamon Ryan&quot;,  gender: &quot;male&quot;, constituency:&quot;Dublin Bay South&quot;})," table:formula="of:=CONCATENATE([.A14]; [.B14]; [.C14]; [.D14]; [.E14]; [.F14]; [.G14])" table:style-name="ce1">
            <text:p>(ml:Politician {name: "Eamon Ryan", <text:s/>gender: "male", constituency:"Dublin Bay Sou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Tom Kivle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Tom Kivlehan&quot;,  gender: &quot;male&quot;, constituency:&quot;Dublin Mid-West&quot;})," table:formula="of:=CONCATENATE([.A15]; [.B15]; [.C15]; [.D15]; [.E15]; [.F15]; [.G15])" table:style-name="ce1">
            <text:p>(mm:Politician {name: "Tom Kivlehan", <text:s/>gender: "male", constituency:"Dublin Mid-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Caroline Conr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Caroline Conroy&quot;,  gender: &quot;female&quot;, constituency:&quot;Dublin North West &quot;})," table:formula="of:=CONCATENATE([.A16]; [.B16]; [.C16]; [.D16]; [.E16]; [.F16]; [.G16])" table:style-name="ce1">
            <text:p>(mn:Politician {name: "Caroline Conroy", <text:s/>gender: "female", constituency:"Dublin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Oisin Ó Halmha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Oisin Ó Halmhain&quot;,  gender: &quot;male&quot;, constituency:&quot;Dublin South Central&quot;})," table:formula="of:=CONCATENATE([.A17]; [.B17]; [.C17]; [.D17]; [.E17]; [.F17]; [.G17])" table:style-name="ce1">
            <text:p>(mo:Politician {name: "Oisin Ó Halmhain", <text:s/>gender: "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Francis Duff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Francis Duffy&quot;,  gender: &quot;male&quot;, constituency:&quot;Dublin South West&quot;})," table:formula="of:=CONCATENATE([.A18]; [.B18]; [.C18]; [.D18]; [.E18]; [.F18]; [.G18])" table:style-name="ce1">
            <text:p>(mp:Politician {name: "Francis Duffy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1">
            <text:p>Roderic O'Gor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Roderic O'Gorman&quot;,  gender: &quot;male&quot;, constituency:&quot;Dublin West&quot;})," table:formula="of:=CONCATENATE([.A19]; [.B19]; [.C19]; [.D19]; [.E19]; [.F19]; [.G19])" table:style-name="ce1">
            <text:p>(mq:Politician {name: "Roderic O'Gorman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1">
            <text:p>Ossian Smy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Ossian Smyth&quot;,  gender: &quot;male&quot;, constituency:&quot;Dún Laoghaire&quot;})," table:formula="of:=CONCATENATE([.A20]; [.B20]; [.C20]; [.D20]; [.E20]; [.F20]; [.G20])" table:style-name="ce1">
            <text:p>(mr:Politician {name: "Ossian Smyth", <text:s/>gender: "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1">
            <text:p>Mairead Ní Chróiní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Mairead Ní Chróinín&quot;,  gender: &quot;female&quot;, constituency:&quot;Galway East&quot;})," table:formula="of:=CONCATENATE([.A21]; [.B21]; [.C21]; [.D21]; [.E21]; [.F21]; [.G21])" table:style-name="ce1">
            <text:p>(ms:Politician {name: "Mairead Ní Chróinín", <text:s/>gender: "fe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1">
            <text:p>Seamus Sherid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Seamus Sheridan&quot;,  gender: &quot;male&quot;, constituency:&quot;Galway West&quot;})," table:formula="of:=CONCATENATE([.A22]; [.B22]; [.C22]; [.D22]; [.E22]; [.F22]; [.G22])" table:style-name="ce1">
            <text:p>(mt:Politician {name: "Seamus Sheridan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1">
            <text:p>Michael Fitzger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Michael Fitzgerald&quot;,  gender: &quot;male&quot;, constituency:&quot;Kerry&quot;})," table:formula="of:=CONCATENATE([.A23]; [.B23]; [.C23]; [.D23]; [.E23]; [.F23]; [.G23])" table:style-name="ce1">
            <text:p>(mu:Politician {name: "Michael Fitzgerald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1">
            <text:p>Maebh Ní Fhallú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 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Maebh Ní Fhallúin&quot;,  gender: &quot;female&quot;, constituency:&quot;Kildare North &quot;})," table:formula="of:=CONCATENATE([.A24]; [.B24]; [.C24]; [.D24]; [.E24]; [.F24]; [.G24])" table:style-name="ce1">
            <text:p>(mv:Politician {name: "Maebh Ní Fhallúin", <text:s/>gender: "female", constituency:"Kildare North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1">
            <text:p>Suzanne McEnea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Suzanne McEneaney&quot;,  gender: &quot;female&quot;, constituency:&quot;Kildare South&quot;})," table:formula="of:=CONCATENATE([.A25]; [.B25]; [.C25]; [.D25]; [.E25]; [.F25]; [.G25])" table:style-name="ce1">
            <text:p>(mw:Politician {name: "Suzanne McEneaney", <text:s/>gender: "fe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1">
            <text:p>Sinead Moor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aois </text:p>
          </table:table-cell>
          <table:table-cell office:value-type="string" table:style-name="ce1">
            <text:p>"}),</text:p>
          </table:table-cell>
          <table:table-cell office:value-type="string" office:string-value="(mx:Politician {name: &quot;Sinead Moore&quot;,  gender: &quot;female&quot;, constituency:&quot;Laois &quot;})," table:formula="of:=CONCATENATE([.A26]; [.B26]; [.C26]; [.D26]; [.E26]; [.F26]; [.G26])" table:style-name="ce1">
            <text:p>(mx:Politician {name: "Sinead Moore", <text:s/>gender: "female", constituency:"Laois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y:Politician {name: "</text:p>
          </table:table-cell>
          <table:table-cell office:value-type="string" table:style-name="ce1">
            <text:p>Alexander Cosgrav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my:Politician {name: &quot;Alexander Cosgrave&quot;,  gender: &quot;male&quot;, constituency:&quot;Limerick&quot;})," table:formula="of:=CONCATENATE([.A27]; [.B27]; [.C27]; [.D27]; [.E27]; [.F27]; [.G27])" table:style-name="ce1">
            <text:p>(my:Politician {name: "Alexander Cosgrave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z:Politician {name: "</text:p>
          </table:table-cell>
          <table:table-cell office:value-type="string" table:style-name="ce1">
            <text:p>James Gaff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mz:Politician {name: &quot;James Gaffney&quot;,  gender: &quot;male&quot;, constituency:&quot;Limerick City&quot;})," table:formula="of:=CONCATENATE([.A28]; [.B28]; [.C28]; [.D28]; [.E28]; [.F28]; [.G28])" table:style-name="ce1">
            <text:p>(mz:Politician {name: "James Gaffney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:Politician {name: "</text:p>
          </table:table-cell>
          <table:table-cell office:value-type="string" table:style-name="ce3">
            <text:p>Manchán Ma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a:Politician {name: &quot;Manchán Magan&quot;,  gender: &quot;male&quot;, constituency:&quot;Longford-Westmeath&quot;})," table:formula="of:=CONCATENATE([.A29]; [.B29]; [.C29]; [.D29]; [.E29]; [.F29]; [.G29])" table:style-name="ce1">
            <text:p>(a:Politician {name: "Manchán Magan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b:Politician {name: "</text:p>
          </table:table-cell>
          <table:table-cell office:value-type="string" table:style-name="ce1">
            <text:p>Mark Dear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ab:Politician {name: &quot;Mark Dearey&quot;,  gender: &quot;male&quot;, constituency:&quot;Louth&quot;})," table:formula="of:=CONCATENATE([.A30]; [.B30]; [.C30]; [.D30]; [.E30]; [.F30]; [.G30])" table:style-name="ce1">
            <text:p>(ab:Politician {name: "Mark Dearey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c:Politician {name: "</text:p>
          </table:table-cell>
          <table:table-cell office:value-type="string" table:style-name="ce1">
            <text:p>Margaret Shee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ac:Politician {name: &quot;Margaret Sheehan&quot;,  gender: &quot;female&quot;, constituency:&quot;Mayo&quot;})," table:formula="of:=CONCATENATE([.A31]; [.B31]; [.C31]; [.D31]; [.E31]; [.F31]; [.G31])" table:style-name="ce1">
            <text:p>(ac:Politician {name: "Margaret Sheehan", <text:s/>gender: "fe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d:Politician {name: "</text:p>
          </table:table-cell>
          <table:table-cell office:value-type="string" table:style-name="ce1">
            <text:p>Seán Ó Buachall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ad:Politician {name: &quot;Seán Ó Buachalla&quot;,  gender: &quot;male&quot;, constituency:&quot;Meath East&quot;})," table:formula="of:=CONCATENATE([.A32]; [.B32]; [.C32]; [.D32]; [.E32]; [.F32]; [.G32])" table:style-name="ce1">
            <text:p>(ad:Politician {name: "Seán Ó Buachalla", <text:s/>gender: "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e:Politician {name: "</text:p>
          </table:table-cell>
          <table:table-cell office:value-type="string" table:style-name="ce1">
            <text:p>Seamus McMenam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ae:Politician {name: &quot;Seamus McMenamin&quot;,  gender: &quot;female&quot;, constituency:&quot;Meath West&quot;})," table:formula="of:=CONCATENATE([.A33]; [.B33]; [.C33]; [.D33]; [.E33]; [.F33]; [.G33])" table:style-name="ce1">
            <text:p>(ae:Politician {name: "Seamus McMenamin", <text:s/>gender: "female", constituency:"Mea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f:Politician {name: "</text:p>
          </table:table-cell>
          <table:table-cell office:value-type="string" table:style-name="ce1">
            <text:p>Christopher Fett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af:Politician {name: &quot;Christopher Fettes&quot;,  gender: &quot;male&quot;, constituency:&quot;Offaly&quot;})," table:formula="of:=CONCATENATE([.A34]; [.B34]; [.C34]; [.D34]; [.E34]; [.F34]; [.G34])" table:style-name="ce1">
            <text:p>(af:Politician {name: "Christopher Fettes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g:Politician {name: "</text:p>
          </table:table-cell>
          <table:table-cell office:value-type="string" table:style-name="ce1">
            <text:p>Gearóid Fitzgibb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ag:Politician {name: &quot;Gearóid Fitzgibbon&quot;,  gender: &quot;female&quot;, constituency:&quot;Tipperary&quot;})," table:formula="of:=CONCATENATE([.A35]; [.B35]; [.C35]; [.D35]; [.E35]; [.F35]; [.G35])" table:style-name="ce1">
            <text:p>(ag:Politician {name: "Gearóid Fitzgibbon", <text:s/>gender: "fe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h:Politician {name: "</text:p>
          </table:table-cell>
          <table:table-cell office:value-type="string" table:style-name="ce1">
            <text:p>Miriam Henness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ah:Politician {name: &quot;Miriam Hennessy&quot;,  gender: &quot;female&quot;, constituency:&quot;Roscommon-Galway&quot;})," table:formula="of:=CONCATENATE([.A36]; [.B36]; [.C36]; [.D36]; [.E36]; [.F36]; [.G36])" table:style-name="ce1">
            <text:p>(ah:Politician {name: "Miriam Hennessy", <text:s/>gender: "fe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i:Politician {name: "</text:p>
          </table:table-cell>
          <table:table-cell office:value-type="string" table:style-name="ce1">
            <text:p>Leslie O'Hor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ai:Politician {name: &quot;Leslie O'Hora&quot;,  gender: &quot;female&quot;, constituency:&quot;Sligo-Leitrim&quot;})," table:formula="of:=CONCATENATE([.A37]; [.B37]; [.C37]; [.D37]; [.E37]; [.F37]; [.G37])" table:style-name="ce1">
            <text:p>(ai:Politician {name: "Leslie O'Hora", <text:s/>gender: "fe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j:Politician {name: "</text:p>
          </table:table-cell>
          <table:table-cell office:value-type="string" table:style-name="ce1">
            <text:p>Grace O'Sulliv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aj:Politician {name: &quot;Grace O'Sullivan&quot;,  gender: &quot;female&quot;, constituency:&quot;Waterford&quot;})," table:formula="of:=CONCATENATE([.A38]; [.B38]; [.C38]; [.D38]; [.E38]; [.F38]; [.G38])" table:style-name="ce1">
            <text:p>(aj:Politician {name: "Grace O'Sullivan", <text:s/>gender: "fe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k:Politician {name: "</text:p>
          </table:table-cell>
          <table:table-cell office:value-type="string" table:style-name="ce1">
            <text:p>Ann Wals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ak:Politician {name: &quot;Ann Walsh&quot;,  gender: &quot;female&quot;, constituency:&quot;Wexford&quot;})," table:formula="of:=CONCATENATE([.A39]; [.B39]; [.C39]; [.D39]; [.E39]; [.F39]; [.G39])" table:style-name="ce1">
            <text:p>(ak:Politician {name: "Ann Walsh", <text:s/>gender: "fe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l:Politician {name: "</text:p>
          </table:table-cell>
          <table:table-cell office:value-type="string" table:style-name="ce1">
            <text:p>Steven Matthew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al:Politician {name: &quot;Steven Matthews&quot;,  gender: &quot;male&quot;, constituency:&quot;Wicklow&quot;});" table:formula="of:=CONCATENATE([.A40]; [.B40]; [.C40]; [.D40]; [.E40]; [.F40]; [.G40])" table:style-name="ce1">
            <text:p>(al:Politician {name: "Steven Matthews", <text:s/>gender: "male", constituency:"Wicklow"});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6"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40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3:44:57Z</dc:date>
  </office:meta>
</office:document-meta>
</file>